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jpeg" manifest:full-path="Pictures/10000000000001EB00000038F1FABBFA.jpg"/>
  <manifest:file-entry manifest:media-type="image/jpeg" manifest:full-path="Pictures/10000000000001EB00000061243A05B5.jpg"/>
  <manifest:file-entry manifest:media-type="image/jpeg" manifest:full-path="Pictures/100000000000019000000190F2CC0299.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color="#000000" draw:fill="none" draw:textarea-vertical-align="middle"/>
    </style:style>
    <style:style style:name="gr3" style:family="graphic" style:parent-style-name="objectwithoutfill">
      <style:graphic-properties svg:stroke-width="0.051cm" svg:stroke-color="#ff0000" draw:fill="none" draw:textarea-vertical-align="middle" fo:padding-top="0.15cm" fo:padding-bottom="0.15cm" fo:padding-left="0.275cm" fo:padding-right="0.275cm"/>
    </style:style>
    <style:style style:name="gr4" style:family="graphic" style:parent-style-name="objectwithoutfill">
      <style:graphic-properties svg:stroke-width="0.051cm" svg:stroke-color="#0000ff" draw:fill="none" draw:textarea-vertical-align="middle" fo:padding-top="0.15cm" fo:padding-bottom="0.15cm" fo:padding-left="0.275cm" fo:padding-right="0.275cm"/>
    </style:style>
    <style:style style:name="gr5" style:family="graphic" style:parent-style-name="objectwithoutfill">
      <style:graphic-properties svg:stroke-width="0.051cm" svg:stroke-color="#00ff00" draw:fill="none" draw:textarea-vertical-align="middle" fo:padding-top="0.15cm" fo:padding-bottom="0.15cm" fo:padding-left="0.275cm" fo:padding-right="0.275cm"/>
    </style:style>
    <style:style style:name="gr6" style:family="graphic" style:parent-style-name="objectwithoutfill">
      <style:graphic-properties svg:stroke-width="0.152cm" svg:stroke-color="#ff0000" draw:fill="none" draw:textarea-vertical-align="middle" fo:padding-top="0.201cm" fo:padding-bottom="0.201cm" fo:padding-left="0.326cm" fo:padding-right="0.326cm"/>
    </style:style>
    <style:style style:name="gr7" style:family="graphic" style:parent-style-name="objectwithoutfill">
      <style:graphic-properties svg:stroke-width="0.152cm" svg:stroke-color="#000000" draw:fill="none" draw:textarea-vertical-align="middle" fo:padding-top="0.201cm" fo:padding-bottom="0.201cm" fo:padding-left="0.326cm" fo:padding-right="0.326cm"/>
    </style:style>
    <style:style style:name="gr8" style:family="graphic" style:parent-style-name="objectwithoutfill">
      <style:graphic-properties svg:stroke-width="0.051cm" svg:stroke-color="#800000" draw:fill="none" draw:textarea-vertical-align="middle" fo:padding-top="0.15cm" fo:padding-bottom="0.15cm" fo:padding-left="0.275cm" fo:padding-right="0.275cm"/>
    </style:style>
    <style:style style:name="gr9" style:family="graphic" style:parent-style-name="objectwithoutfill">
      <style:graphic-properties svg:stroke-width="0.051cm" svg:stroke-color="#000000" draw:fill="none" draw:textarea-vertical-align="middle" fo:padding-top="0.15cm" fo:padding-bottom="0.15cm" fo:padding-left="0.275cm" fo:padding-right="0.275cm"/>
    </style:style>
    <style:style style:name="gr10" style:family="graphic" style:parent-style-name="standard">
      <style:graphic-properties draw:stroke="none" svg:stroke-width="0.051cm" svg:stroke-color="#000000" draw:fill="none" draw:fill-color="#ffffff" draw:textarea-horizontal-align="left" draw:auto-grow-height="true" draw:auto-grow-width="true" fo:min-height="1.928cm" fo:min-width="2.296cm" fo:padding-top="0.15cm" fo:padding-bottom="0.15cm" fo:padding-left="0.275cm" fo:padding-right="0.275cm"/>
    </style:style>
    <style:style style:name="gr11" style:family="graphic" style:parent-style-name="standard">
      <style:graphic-properties draw:stroke="none" svg:stroke-width="0.051cm" svg:stroke-color="#000000" draw:fill="none" draw:fill-color="#ffffff" draw:textarea-horizontal-align="left" draw:auto-grow-height="true" draw:auto-grow-width="true" fo:min-height="1.423cm" fo:min-width="2.826cm" fo:padding-top="0.15cm" fo:padding-bottom="0.15cm" fo:padding-left="0.275cm" fo:padding-right="0.275cm"/>
    </style:style>
    <style:style style:name="gr12" style:family="graphic" style:parent-style-name="standard">
      <style:graphic-properties draw:stroke="none" svg:stroke-width="0.051cm" svg:stroke-color="#000000" draw:fill="none" draw:fill-color="#ffffff" draw:textarea-horizontal-align="left" draw:auto-grow-height="true" draw:auto-grow-width="true" fo:min-height="1.183cm" fo:min-width="1.649cm" fo:padding-top="0.15cm" fo:padding-bottom="0.15cm" fo:padding-left="0.275cm" fo:padding-right="0.275cm"/>
    </style:style>
    <style:style style:name="gr13" style:family="graphic" style:parent-style-name="objectwithoutfill">
      <style:graphic-properties svg:stroke-width="0.051cm" svg:stroke-color="#800000" draw:marker-start-width="0.276cm" draw:marker-end-width="0.276cm" draw:fill="none" draw:textarea-vertical-align="middle" fo:padding-top="0.15cm" fo:padding-bottom="0.15cm" fo:padding-left="0.275cm" fo:padding-right="0.275cm"/>
    </style:style>
    <style:style style:name="gr14" style:family="graphic" style:parent-style-name="objectwithoutfill">
      <style:graphic-properties svg:stroke-color="#00ff00" draw:fill="none"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042cm" svg:height="11.042cm" svg:x="8.282cm" svg:y="0cm">
          <draw:image xlink:href="Pictures/100000000000019000000190F2CC0299.jpg" xlink:type="simple" xlink:show="embed" xlink:actuate="onLoad">
            <text:p/>
          </draw:image>
        </draw:frame>
        <draw:frame draw:style-name="gr1" draw:text-style-name="P1" draw:layer="layout" svg:width="12.99cm" svg:height="2.565cm" svg:x="7.471cm" svg:y="9.49cm">
          <draw:image xlink:href="Pictures/10000000000001EB00000061243A05B5.jpg" xlink:type="simple" xlink:show="embed" xlink:actuate="onLoad">
            <text:p/>
          </draw:image>
        </draw:frame>
        <draw:frame draw:style-name="gr1" draw:text-style-name="P1" draw:layer="layout" svg:width="12.99cm" svg:height="1.481cm" svg:x="7.471cm" svg:y="11.656cm">
          <draw:image xlink:href="Pictures/10000000000001EB00000038F1FABBFA.jpg" xlink:type="simple" xlink:show="embed" xlink:actuate="onLoad">
            <text:p/>
          </draw:image>
        </draw:frame>
        <draw:path draw:style-name="gr2" draw:text-style-name="P1" draw:layer="layout" svg:width="2.111cm" svg:height="2.738cm" svg:x="16.953cm" svg:y="7.87cm" svg:viewBox="0 0 2112 2739" svg:d="M3 0c-16 238 43 473 152 696 135 277 408 351 587 587 164 216 490 241 631 500 131 242 363 417 478 673l196 218 65 65">
          <text:p/>
        </draw:path>
        <draw:path draw:style-name="gr2" draw:text-style-name="P1" draw:layer="layout" svg:width="1.297cm" svg:height="4.347cm" svg:x="17cm" svg:y="7.957cm" svg:viewBox="0 0 1298 4348" svg:d="M1130 4348c-1-276 11-552 0-826-11-266 37-518 65-783 25-233 24-450 66-674 43-228 63-477-22-696-98-253-190-517-392-717-209-208-430-403-673-565l-174-87">
          <text:p/>
        </draw:path>
        <draw:path draw:style-name="gr2" draw:text-style-name="P1" draw:layer="layout" svg:width="8.934cm" svg:height="4.325cm" svg:x="8.043cm" svg:y="7.913cm" svg:viewBox="0 0 8935 4326" svg:d="M0 4326c50-327 181-635 348-913 200-332 386-677 630-978 268-331 623-581 957-848 349-279 748-387 1152-500 599-168 1243-119 1848-282 315-85 651-120 978-87 289 29 581 105 870 65 301-42 582 132 869 65 259-60 454-287 718-348l239-174 217-130 109-196">
          <text:p/>
        </draw:path>
        <draw:path draw:style-name="gr3" draw:text-style-name="P1" draw:layer="layout" svg:width="6.63cm" svg:height="4.325cm" svg:x="8.782cm" svg:y="7.935cm" svg:viewBox="0 0 6631 4326" svg:d="M6631 0c-70 262-199 536-435 674-270 158-523 342-804 478-292 142-551 332-827 500-241 147-465 296-717 435-279 154-502 300-783 457-245 137-425 360-673 478-275 131-477 324-740 478-227 132-441 275-673 391-237 118-506 119-718 283l-217 109-44 43">
          <text:p/>
        </draw:path>
        <draw:path draw:style-name="gr4" draw:text-style-name="P1" draw:layer="layout" svg:width="5.943cm" svg:height="9.13cm" svg:x="13.817cm" svg:y="3.174cm" svg:viewBox="0 0 5944 9131" svg:d="M9 0c-32 281 25 570 152 826 182 368 421 708 543 1109 97 320 212 638 370 935 125 235 229 480 283 739 61 291 268 443 326 739 56 285 187 553 347 804 143 225 279 457 435 674 193 270 327 579 565 826s448 529 740 718c239 155 493 287 739 435 230 139 501 169 739 326 226 149 487 309 543 587l44 217 109 196">
          <text:p/>
        </draw:path>
        <draw:path draw:style-name="gr4" draw:text-style-name="P1" draw:layer="layout" svg:width="6.052cm" svg:height="9.151cm" svg:x="12.947cm" svg:y="3.196cm" svg:viewBox="0 0 6053 9152" svg:d="M74 0c-111 255-79 542-21 804 70 323 287 593 369 913 73 284 101 613 305 826 245 255 448 495 695 761 268 288 629 484 739 870 79 279 191 533 218 826 26 284 235 509 391 739 172 253 318 518 478 783 151 251 278 510 457 739 191 245 462 428 609 717 141 277 458 363 717 500 246 130 464 289 696 435l217 152 109 87">
          <text:p/>
        </draw:path>
        <draw:path draw:style-name="gr5" draw:text-style-name="P1" draw:layer="layout" svg:width="5.238cm" svg:height="2.76cm" svg:x="11.369cm" svg:y="7.892cm" svg:viewBox="0 0 5239 2761" svg:d="M5239 2761c-250-133-478-300-739-414-305-133-586-259-869-413-300-163-603-321-892-500-225-139-474-230-695-369-229-145-476-254-718-370-240-115-452-282-695-391l-239-130-240-109-152-65">
          <text:p/>
        </draw:path>
        <draw:path draw:style-name="gr3" draw:text-style-name="P1" draw:layer="layout" svg:width="3.281cm" svg:height="2.651cm" svg:x="12.826cm" svg:y="7.892cm" svg:viewBox="0 0 3282 2652" svg:d="M0 2652c119-220 214-452 369-652 185-239 424-434 696-544 251-102 482-245 739-326 253-80 490-184 739-283 266-105 499-313 652-565l66-217 21-65">
          <text:p/>
        </draw:path>
        <draw:path draw:style-name="gr5" draw:text-style-name="P1" draw:layer="layout" svg:width="3.39cm" svg:height="2.695cm" svg:x="12cm" svg:y="7.848cm" svg:viewBox="0 0 3391 2696" svg:d="M3391 0c-63 339-416 475-630 696-201 207-476 315-740 413-274 101-543 219-804 348-230 113-491 167-696 326-206 160-421 359-478 630l-43 218v65">
          <text:p/>
        </draw:path>
        <draw:line draw:style-name="gr6" draw:text-style-name="P1" draw:layer="layout" svg:x1="19.847cm" svg:y1="10.522cm" svg:x2="21.152cm" svg:y2="10.522cm">
          <text:p/>
        </draw:line>
        <draw:line draw:style-name="gr7" draw:text-style-name="P1" draw:layer="layout" svg:x1="19.065cm" svg:y1="10.566cm" svg:x2="19.087cm" svg:y2="9.522cm">
          <text:p/>
        </draw:line>
        <draw:line draw:style-name="gr7" draw:text-style-name="P1" draw:layer="layout" svg:x1="19.087cm" svg:y1="9.566cm" svg:x2="21.152cm" svg:y2="9.566cm">
          <text:p/>
        </draw:line>
        <draw:path draw:style-name="gr8" draw:text-style-name="P1" draw:layer="layout" svg:width="4.763cm" svg:height="1.087cm" svg:x="14.605cm" svg:y="2.108cm" svg:viewBox="0 0 4764 1088" svg:d="M4 1088c-16-234 14-467 43-696 36-278 354-406 609-391 238 14 478 12 717 0 219-11 433 44 652 21 268-26 537 51 805 22 227-23 447 36 674 22 231-13 463-1 695 0h239 218 108">
          <text:p/>
        </draw:path>
        <draw:path draw:style-name="gr8" draw:text-style-name="P1" draw:layer="layout" svg:width="7.151cm" svg:height="1.399cm" svg:x="12.217cm" svg:y="1.752cm" svg:viewBox="0 0 7152 1400" svg:d="M0 1400c27-234 155-444 196-674 58-332 385-310 587-434 201-123 433-101 652-131 258-36 521-24 783-43 232-17 466-18 695-66 261-54 448 96 696 44 247-52 500 7 761-65 237-66 492-4 739-22 245-18 493 9 739 0 262-10 520 47 783 22l217 21h217 87">
          <text:p/>
        </draw:path>
        <draw:path draw:style-name="gr9" draw:text-style-name="P1" draw:layer="layout" svg:width="4.021cm" svg:height="0.786cm" svg:x="15.369cm" svg:y="2.409cm" svg:viewBox="0 0 4022 787" svg:d="M0 787c97-216-16-481 218-652 209-154 462-116 695-131 240-17 476 28 718 22 238-6 476 51 717 43 231-8 464 0 696 0 224 0 449-1 674 0h217 87">
          <text:p/>
        </draw:path>
        <draw:frame draw:style-name="gr10" draw:text-style-name="P2" draw:layer="layout" svg:width="4.066cm" svg:height="2.228cm" svg:x="19.631cm" svg:y="1.171cm">
          <draw:text-box>
            <text:p><text:span text:style-name="T1">Home Sensor</text:span></text:p>
            <text:p><text:span text:style-name="T1">Button 1</text:span></text:p>
            <text:p><text:span text:style-name="T1">Button 2</text:span></text:p>
            <text:p><text:span text:style-name="T1">Sensor/Button Ground</text:span></text:p>
          </draw:text-box>
        </draw:frame>
        <draw:frame draw:style-name="gr11" draw:layer="layout" svg:width="3.376cm" svg:height="1.723cm" svg:x="21.369cm" svg:y="9.174cm">
          <draw:text-box>
            <text:p>GROUND</text:p>
            <text:p>+12V</text:p>
          </draw:text-box>
        </draw:frame>
        <draw:path draw:style-name="gr9" draw:text-style-name="P1" draw:layer="layout" svg:width="4.007cm" svg:height="1.806cm" svg:x="6.543cm" svg:y="8.759cm" svg:viewBox="0 0 4008 1807" svg:d="M3978 1807c-66-241-13-491 0-739 12-228 122-536-174-653-260-102-477-279-761-326-260-43-521-69-782-87-250-18-490 85-739 87-224 2-450 0-674 0-232 0-464 0-696 0h-152">
          <text:p/>
        </draw:path>
        <draw:path draw:style-name="gr9" draw:text-style-name="P1" draw:layer="layout" svg:width="3.108cm" svg:height="1.368cm" svg:x="6.652cm" svg:y="9.153cm" svg:viewBox="0 0 3109 1369" svg:d="M3065 1369c48-237-50-448-22-695 24-215 210-538-174-609-244-44-492-69-739-65-246 4-494 0-739 0-247 0-493 0-739 0h-218l-239 21h-195">
          <text:p/>
        </draw:path>
        <draw:path draw:style-name="gr3" draw:text-style-name="P1" draw:layer="layout" svg:width="2.21cm" svg:height="1.092cm" svg:x="6.76cm" svg:y="9.451cm" svg:viewBox="0 0 2211 1093" svg:d="M2196 1093c0-225-59-459 0-674 100-364-330-354-522-391-251-49-508-19-761-22-224-3-449 0-673 0h-218-22">
          <text:p/>
        </draw:path>
        <draw:path draw:style-name="gr3" draw:text-style-name="P1" draw:layer="layout" svg:width="1.454cm" svg:height="0.891cm" svg:x="6.76cm" svg:y="9.674cm" svg:viewBox="0 0 1455 892" svg:d="M1413 892c0-232 94-486 0-696-106-236-458-159-695-174-226-14-450-15-674-22h-44">
          <text:p/>
        </draw:path>
        <draw:frame draw:style-name="gr12" draw:text-style-name="P2" draw:layer="layout" svg:width="2.199cm" svg:height="1.483cm" svg:x="4.5cm" svg:y="8.565cm">
          <draw:text-box>
            <text:p><text:span text:style-name="T1">MOTOR B</text:span></text:p>
            <text:p><text:span text:style-name="T1"/></text:p>
            <text:p><text:span text:style-name="T1">MOTOR A</text:span></text:p>
          </draw:text-box>
        </draw:frame>
        <draw:path draw:style-name="gr13" draw:text-style-name="P1" draw:layer="layout" svg:width="7.997cm" svg:height="2.049cm" svg:x="11.455cm" svg:y="1.12cm" svg:viewBox="0 0 7998 2050" svg:d="M0 2050c48-408-77-831 114-1228 163-339 388-740 772-800 337-54 686 10 1028 0 426-13 787 261 1228 172 346-71 688-155 1057-86 337 63 684 75 1028 86 313 9 629-15 943 0 298 14 588-60 886-29h314 343l285-29">
          <text:p/>
        </draw:path>
        <draw:path draw:style-name="gr14" draw:text-style-name="P1" draw:layer="layout" svg:width="5.369cm" svg:height="2.684cm" svg:x="10.597cm" svg:y="7.855cm" svg:viewBox="0 0 5370 2685" svg:d="M0 0c311 327 711 524 1029 857 251 263 619 393 999 457 338 57 657 205 972 343 316 139 656 189 971 343 312 153 567 405 914 485l286 115 199 85">
          <text:p/>
        </draw:path>
        <draw:path draw:style-name="gr14" draw:text-style-name="P1" draw:layer="layout" svg:width="3.113cm" svg:height="4.369cm" svg:x="9.797cm" svg:y="7.884cm" svg:viewBox="0 0 3114 4370" svg:d="M0 0c402 266 611 717 1000 999 363 263 488 751 829 1029 361 294 416 684 685 1000 255 300 501 636 600 1028v286l-286 28h-28">
          <text:p/>
        </draw:path>
        <draw:path draw:style-name="gr14" draw:text-style-name="P1" draw:layer="layout" svg:width="2.884cm" svg:height="4.484cm" svg:x="9.026cm" svg:y="7.855cm" svg:viewBox="0 0 2885 4485" svg:d="M0 0c139 380 593 509 800 828 254 391 655 426 886 857 170 317 296 623 485 915 198 305 404 618 486 971 73 314 145 605 200 914h28">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Underwood</meta:initial-creator>
    <meta:creation-date>2015-11-23T13:38:47</meta:creation-date>
    <dc:date>2015-11-23T23:50:51</dc:date>
    <dc:creator>Mark Underwood</dc:creator>
    <meta:editing-duration>PT9H51M38S</meta:editing-duration>
    <meta:editing-cycles>2</meta:editing-cycles>
    <meta:generator>OpenOffice/4.1.0$Unix OpenOffice.org_project/410m18$Build-9764</meta:generator>
    <meta:document-statistic meta:object-count="29"/>
  </office:meta>
</office:document-meta>
</file>